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88990825688073" calcext:value-type="float">
            <text:p>0.7889908256880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451073985680192]</text:p>
          </table:table-cell>
          <table:table-cell office:value-type="string" calcext:value-type="string">
            <text:p>[11]</text:p>
          </table:table-cell>
          <table:table-cell office:value-type="float" office:value="0.292047871197906" calcext:value-type="float">
            <text:p>0.292047871197906</text:p>
          </table:table-cell>
          <table:table-cell office:value-type="float" office:value="0.0564971751412429" calcext:value-type="float">
            <text:p>0.056497175141243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0593301435406699" calcext:value-type="float">
            <text:p>0.0593301435406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603945553756671" calcext:value-type="float">
            <text:p>0.603945553756671</text:p>
          </table:table-cell>
          <table:table-cell office:value-type="float" office:value="0.788990825688073" calcext:value-type="float">
            <text:p>0.788990825688073</text:p>
          </table:table-cell>
          <table:table-cell office:value-type="float" office:value="0.448418612353039" calcext:value-type="float">
            <text:p>0.44841861235303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83216783216783" calcext:value-type="float">
            <text:p>0.7832167832167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18]</text:p>
          </table:table-cell>
          <table:table-cell office:value-type="float" office:value="0.415673667368452" calcext:value-type="float">
            <text:p>0.415673667368452</text:p>
          </table:table-cell>
          <table:table-cell office:value-type="float" office:value="0.0264327485380117" calcext:value-type="float">
            <text:p>0.026432748538012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0.17110125646711" calcext:value-type="float">
            <text:p>0.17110125646711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737621718549592" calcext:value-type="float">
            <text:p>0.737621718549592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727538945919093" calcext:value-type="float">
            <text:p>0.727538945919093</text:p>
          </table:table-cell>
          <table:table-cell office:value-type="float" office:value="0.783216783216783" calcext:value-type="float">
            <text:p>0.783216783216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36276849642004]</text:p>
          </table:table-cell>
          <table:table-cell office:value-type="string" calcext:value-type="string">
            <text:p>[22]</text:p>
          </table:table-cell>
          <table:table-cell office:value-type="float" office:value="0.437777001504865" calcext:value-type="float">
            <text:p>0.437777001504865</text:p>
          </table:table-cell>
          <table:table-cell office:value-type="float" office:value="0.0935059896212231" calcext:value-type="float">
            <text:p>0.093505989621223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191962850131167" calcext:value-type="float">
            <text:p>0.191962850131167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0.721538441157666" calcext:value-type="float">
            <text:p>0.721538441157666</text:p>
          </table:table-cell>
          <table:table-cell office:value-type="float" office:value="0.73972602739726" calcext:value-type="float">
            <text:p>0.73972602739726</text:p>
          </table:table-cell>
          <table:table-cell office:value-type="float" office:value="0.744100725109406" calcext:value-type="float">
            <text:p>0.744100725109406</text:p>
          </table:table-cell>
          <table:table-cell office:value-type="float" office:value="0.774647887323944" calcext:value-type="float">
            <text:p>0.774647887323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6812749003984" calcext:value-type="float">
            <text:p>0.796812749003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82816229116945]</text:p>
          </table:table-cell>
          <table:table-cell office:value-type="string" calcext:value-type="string">
            <text:p>[19]</text:p>
          </table:table-cell>
          <table:table-cell office:value-type="float" office:value="0.530909279488238" calcext:value-type="float">
            <text:p>0.530909279488238</text:p>
          </table:table-cell>
          <table:table-cell office:value-type="float" office:value="0.421003807079947" calcext:value-type="float">
            <text:p>0.421003807079947</text:p>
          </table:table-cell>
          <table:table-cell office:value-type="float" office:value="0.682215743440233" calcext:value-type="float">
            <text:p>0.682215743440233</text:p>
          </table:table-cell>
          <table:table-cell office:value-type="float" office:value="0.158320871048144" calcext:value-type="float">
            <text:p>0.158320871048144</text:p>
          </table:table-cell>
          <table:table-cell office:value-type="float" office:value="0.441904761904762" calcext:value-type="float">
            <text:p>0.441904761904762</text:p>
          </table:table-cell>
          <table:table-cell office:value-type="float" office:value="0.775183783796238" calcext:value-type="float">
            <text:p>0.775183783796238</text:p>
          </table:table-cell>
          <table:table-cell office:value-type="float" office:value="0.796812749003984" calcext:value-type="float">
            <text:p>0.796812749003984</text:p>
          </table:table-cell>
          <table:table-cell office:value-type="float" office:value="0.769128656028621" calcext:value-type="float">
            <text:p>0.769128656028621</text:p>
          </table:table-cell>
          <table:table-cell office:value-type="float" office:value="0.773972602739726" calcext:value-type="float">
            <text:p>0.773972602739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26229508196721" calcext:value-type="float">
            <text:p>0.8262295081967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14]</text:p>
          </table:table-cell>
          <table:table-cell office:value-type="float" office:value="0.621077601486502" calcext:value-type="float">
            <text:p>0.621077601486502</text:p>
          </table:table-cell>
          <table:table-cell office:value-type="float" office:value="0.169408897014016" calcext:value-type="float">
            <text:p>0.169408897014016</text:p>
          </table:table-cell>
          <table:table-cell office:value-type="float" office:value="0.508226691042048" calcext:value-type="float">
            <text:p>0.508226691042048</text:p>
          </table:table-cell>
          <table:table-cell office:value-type="float" office:value="0.700389997848288" calcext:value-type="float">
            <text:p>0.700389997848288</text:p>
          </table:table-cell>
          <table:table-cell office:value-type="float" office:value="0.802721088435374" calcext:value-type="float">
            <text:p>0.802721088435374</text:p>
          </table:table-cell>
          <table:table-cell office:value-type="float" office:value="0.812812517654948" calcext:value-type="float">
            <text:p>0.812812517654948</text:p>
          </table:table-cell>
          <table:table-cell office:value-type="float" office:value="0.826229508196721" calcext:value-type="float">
            <text:p>0.826229508196721</text:p>
          </table:table-cell>
          <table:table-cell office:value-type="float" office:value="0.801698993428755" calcext:value-type="float">
            <text:p>0.801698993428755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30]</text:p>
          </table:table-cell>
          <table:table-cell office:value-type="float" office:value="0.108375250480514" calcext:value-type="float">
            <text:p>0.108375250480514</text:p>
          </table:table-cell>
          <table:table-cell office:value-type="float" office:value="0.0841880341880342" calcext:value-type="float">
            <text:p>0.084188034188034</text:p>
          </table:table-cell>
          <table:table-cell office:value-type="float" office:value="0.15" calcext:value-type="float">
            <text:p>0.15</text:p>
          </table:table-cell>
          <table:table-cell office:value-type="float" office:value="0.051731893837157" calcext:value-type="float">
            <text:p>0.051731893837157</text:p>
          </table:table-cell>
          <table:table-cell office:value-type="float" office:value="0.102564102564103" calcext:value-type="float">
            <text:p>0.102564102564103</text:p>
          </table:table-cell>
          <table:table-cell table:number-columns-repeated="2" office:value-type="float" office:value="0.0526315789473684" calcext:value-type="float">
            <text:p>0.052631578947369</text:p>
          </table:table-cell>
          <table:table-cell office:value-type="float" office:value="0.244949494949495" calcext:value-type="float">
            <text:p>0.244949494949495</text:p>
          </table:table-cell>
          <table:table-cell office:value-type="float" office:value="0.318181818181818" calcext:value-type="float">
            <text:p>0.318181818181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3278008298755" calcext:value-type="float">
            <text:p>0.813278008298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26014319809069]</text:p>
          </table:table-cell>
          <table:table-cell office:value-type="string" calcext:value-type="string">
            <text:p>[27]</text:p>
          </table:table-cell>
          <table:table-cell office:value-type="float" office:value="0.700147008022605" calcext:value-type="float">
            <text:p>0.700147008022605</text:p>
          </table:table-cell>
          <table:table-cell office:value-type="float" office:value="0.589272020343095" calcext:value-type="float">
            <text:p>0.589272020343095</text:p>
          </table:table-cell>
          <table:table-cell office:value-type="float" office:value="0.813278008298755" calcext:value-type="float">
            <text:p>0.813278008298755</text:p>
          </table:table-cell>
          <table:table-cell office:value-type="float" office:value="0.637910769872597" calcext:value-type="float">
            <text:p>0.637910769872597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78380653500847" calcext:value-type="float">
            <text:p>0.78380653500847</text:p>
          </table:table-cell>
          <table:table-cell office:value-type="float" office:value="0.791808873720136" calcext:value-type="float">
            <text:p>0.791808873720136</text:p>
          </table:table-cell>
          <table:table-cell office:value-type="float" office:value="0.789598706866259" calcext:value-type="float">
            <text:p>0.789598706866259</text:p>
          </table:table-cell>
          <table:table-cell office:value-type="float" office:value="0.797385620915033" calcext:value-type="float">
            <text:p>0.797385620915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9]</text:p>
          </table:table-cell>
          <table:table-cell office:value-type="float" office:value="0.772686580015226" calcext:value-type="float">
            <text:p>0.772686580015226</text:p>
          </table:table-cell>
          <table:table-cell office:value-type="float" office:value="0.684959967906176" calcext:value-type="float">
            <text:p>0.684959967906176</text:p>
          </table:table-cell>
          <table:table-cell office:value-type="float" office:value="0.791139240506329" calcext:value-type="float">
            <text:p>0.791139240506329</text:p>
          </table:table-cell>
          <table:table-cell office:value-type="float" office:value="0.780650523856591" calcext:value-type="float">
            <text:p>0.780650523856591</text:p>
          </table:table-cell>
          <table:table-cell office:value-type="float" office:value="0.796238244514107" calcext:value-type="float">
            <text:p>0.796238244514107</text:p>
          </table:table-cell>
          <table:table-cell office:value-type="float" office:value="0.80339982316342" calcext:value-type="float">
            <text:p>0.80339982316342</text:p>
          </table:table-cell>
          <table:table-cell office:value-type="float" office:value="0.813880126182965" calcext:value-type="float">
            <text:p>0.813880126182965</text:p>
          </table:table-cell>
          <table:table-cell office:value-type="float" office:value="0.821736005134719" calcext:value-type="float">
            <text:p>0.821736005134719</text:p>
          </table:table-cell>
          <table:table-cell office:value-type="float" office:value="0.823529411764706" calcext:value-type="float">
            <text:p>0.823529411764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40277777777778" calcext:value-type="float">
            <text:p>0.84027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9]</text:p>
          </table:table-cell>
          <table:table-cell office:value-type="float" office:value="0.623579472734385" calcext:value-type="float">
            <text:p>0.623579472734385</text:p>
          </table:table-cell>
          <table:table-cell office:value-type="float" office:value="0.11762789182144" calcext:value-type="float">
            <text:p>0.11762789182144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777930869490924" calcext:value-type="float">
            <text:p>0.777930869490924</text:p>
          </table:table-cell>
          <table:table-cell office:value-type="float" office:value="0.797250859106529" calcext:value-type="float">
            <text:p>0.797250859106529</text:p>
          </table:table-cell>
          <table:table-cell office:value-type="float" office:value="0.780093161294281" calcext:value-type="float">
            <text:p>0.780093161294281</text:p>
          </table:table-cell>
          <table:table-cell office:value-type="float" office:value="0.798418972332016" calcext:value-type="float">
            <text:p>0.798418972332016</text:p>
          </table:table-cell>
          <table:table-cell office:value-type="float" office:value="0.818665968330894" calcext:value-type="float">
            <text:p>0.818665968330894</text:p>
          </table:table-cell>
          <table:table-cell office:value-type="float" office:value="0.840277777777778" calcext:value-type="float">
            <text:p>0.840277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33819241982507" calcext:value-type="float">
            <text:p>0.8338192419825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13]</text:p>
          </table:table-cell>
          <table:table-cell office:value-type="float" office:value="0.709721531733125" calcext:value-type="float">
            <text:p>0.709721531733125</text:p>
          </table:table-cell>
          <table:table-cell office:value-type="float" office:value="0.394216699939414" calcext:value-type="float">
            <text:p>0.394216699939414</text:p>
          </table:table-cell>
          <table:table-cell office:value-type="float" office:value="0.556363636363636" calcext:value-type="float">
            <text:p>0.556363636363636</text:p>
          </table:table-cell>
          <table:table-cell office:value-type="float" office:value="0.794238003427096" calcext:value-type="float">
            <text:p>0.794238003427096</text:p>
          </table:table-cell>
          <table:table-cell office:value-type="float" office:value="0.805714285714286" calcext:value-type="float">
            <text:p>0.805714285714286</text:p>
          </table:table-cell>
          <table:table-cell office:value-type="float" office:value="0.824228173581216" calcext:value-type="float">
            <text:p>0.824228173581216</text:p>
          </table:table-cell>
          <table:table-cell office:value-type="float" office:value="0.830409356725146" calcext:value-type="float">
            <text:p>0.830409356725146</text:p>
          </table:table-cell>
          <table:table-cell office:value-type="float" office:value="0.826203249984776" calcext:value-type="float">
            <text:p>0.826203249984776</text:p>
          </table:table-cell>
          <table:table-cell office:value-type="float" office:value="0.833819241982507" calcext:value-type="float">
            <text:p>0.833819241982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0]</text:p>
          </table:table-cell>
          <table:table-cell office:value-type="float" office:value="0.839102492880497" calcext:value-type="float">
            <text:p>0.839102492880497</text:p>
          </table:table-cell>
          <table:table-cell office:value-type="float" office:value="0.841762580484483" calcext:value-type="float">
            <text:p>0.841762580484483</text:p>
          </table:table-cell>
          <table:table-cell office:value-type="float" office:value="0.851063829787234" calcext:value-type="float">
            <text:p>0.851063829787234</text:p>
          </table:table-cell>
          <table:table-cell office:value-type="float" office:value="0.839797040041292" calcext:value-type="float">
            <text:p>0.839797040041292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837296591422713" calcext:value-type="float">
            <text:p>0.837296591422713</text:p>
          </table:table-cell>
          <table:table-cell office:value-type="float" office:value="0.843243243243243" calcext:value-type="float">
            <text:p>0.843243243243243</text:p>
          </table:table-cell>
          <table:table-cell office:value-type="float" office:value="0.837553759573503" calcext:value-type="float">
            <text:p>0.837553759573503</text:p>
          </table:table-cell>
          <table:table-cell office:value-type="float" office:value="0.83989501312336" calcext:value-type="float">
            <text:p>0.83989501312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47058823529412" calcext:value-type="float">
            <text:p>0.8470588235294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15]</text:p>
          </table:table-cell>
          <table:table-cell office:value-type="float" office:value="0.730918824783774" calcext:value-type="float">
            <text:p>0.730918824783774</text:p>
          </table:table-cell>
          <table:table-cell office:value-type="float" office:value="0.459746134375861" calcext:value-type="float">
            <text:p>0.459746134375861</text:p>
          </table:table-cell>
          <table:table-cell office:value-type="float" office:value="0.824468085106383" calcext:value-type="float">
            <text:p>0.824468085106383</text:p>
          </table:table-cell>
          <table:table-cell office:value-type="float" office:value="0.831781083804427" calcext:value-type="float">
            <text:p>0.831781083804427</text:p>
          </table:table-cell>
          <table:table-cell office:value-type="float" office:value="0.847058823529412" calcext:value-type="float">
            <text:p>0.847058823529412</text:p>
          </table:table-cell>
          <table:table-cell office:value-type="float" office:value="0.808673727113443" calcext:value-type="float">
            <text:p>0.808673727113443</text:p>
          </table:table-cell>
          <table:table-cell office:value-type="float" office:value="0.82010582010582" calcext:value-type="float">
            <text:p>0.82010582010582</text:p>
          </table:table-cell>
          <table:table-cell office:value-type="float" office:value="0.823474353841363" calcext:value-type="float">
            <text:p>0.823474353841363</text:p>
          </table:table-cell>
          <table:table-cell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97297297297297" calcext:value-type="float">
            <text:p>0.7972972972972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68019093078759]</text:p>
          </table:table-cell>
          <table:table-cell office:value-type="string" calcext:value-type="string">
            <text:p>[10]</text:p>
          </table:table-cell>
          <table:table-cell office:value-type="float" office:value="0.700800241497191" calcext:value-type="float">
            <text:p>0.700800241497191</text:p>
          </table:table-cell>
          <table:table-cell office:value-type="float" office:value="0.550163248702136" calcext:value-type="float">
            <text:p>0.550163248702136</text:p>
          </table:table-cell>
          <table:table-cell office:value-type="float" office:value="0.692957746478873" calcext:value-type="float">
            <text:p>0.692957746478873</text:p>
          </table:table-cell>
          <table:table-cell office:value-type="float" office:value="0.682584956124834" calcext:value-type="float">
            <text:p>0.682584956124834</text:p>
          </table:table-cell>
          <table:table-cell office:value-type="float" office:value="0.783699059561129" calcext:value-type="float">
            <text:p>0.783699059561129</text:p>
          </table:table-cell>
          <table:table-cell office:value-type="float" office:value="0.782366246271153" calcext:value-type="float">
            <text:p>0.782366246271153</text:p>
          </table:table-cell>
          <table:table-cell office:value-type="float" office:value="0.788844621513944" calcext:value-type="float">
            <text:p>0.788844621513944</text:p>
          </table:table-cell>
          <table:table-cell office:value-type="float" office:value="0.788086514890639" calcext:value-type="float">
            <text:p>0.788086514890639</text:p>
          </table:table-cell>
          <table:table-cell office:value-type="float" office:value="0.797297297297297" calcext:value-type="float">
            <text:p>0.797297297297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8]</text:p>
          </table:table-cell>
          <table:table-cell office:value-type="float" office:value="0.730977957033906" calcext:value-type="float">
            <text:p>0.730977957033906</text:p>
          </table:table-cell>
          <table:table-cell office:value-type="float" office:value="0.434596570957233" calcext:value-type="float">
            <text:p>0.434596570957233</text:p>
          </table:table-cell>
          <table:table-cell office:value-type="float" office:value="0.764890282131661" calcext:value-type="float">
            <text:p>0.764890282131661</text:p>
          </table:table-cell>
          <table:table-cell office:value-type="float" office:value="0.828156977944104" calcext:value-type="float">
            <text:p>0.828156977944104</text:p>
          </table:table-cell>
          <table:table-cell office:value-type="float" office:value="0.833836858006042" calcext:value-type="float">
            <text:p>0.833836858006042</text:p>
          </table:table-cell>
          <table:table-cell office:value-type="float" office:value="0.841342063047489" calcext:value-type="float">
            <text:p>0.841342063047489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819816216186799" calcext:value-type="float">
            <text:p>0.819816216186799</text:p>
          </table:table-cell>
          <table:table-cell office:value-type="float" office:value="0.826210826210826" calcext:value-type="float">
            <text:p>0.826210826210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7456445993031" calcext:value-type="float">
            <text:p>0.7874564459930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11]</text:p>
          </table:table-cell>
          <table:table-cell office:value-type="float" office:value="0.694845350422294" calcext:value-type="float">
            <text:p>0.694845350422294</text:p>
          </table:table-cell>
          <table:table-cell office:value-type="float" office:value="0.485461931504111" calcext:value-type="float">
            <text:p>0.48546193150411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737601912124205" calcext:value-type="float">
            <text:p>0.73760191212420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72088384517763" calcext:value-type="float">
            <text:p>0.772088384517763</text:p>
          </table:table-cell>
          <table:table-cell office:value-type="float" office:value="0.779661016949153" calcext:value-type="float">
            <text:p>0.779661016949153</text:p>
          </table:table-cell>
          <table:table-cell office:value-type="float" office:value="0.784229173543097" calcext:value-type="float">
            <text:p>0.784229173543097</text:p>
          </table:table-cell>
          <table:table-cell office:value-type="float" office:value="0.787456445993031" calcext:value-type="float">
            <text:p>0.78745644599303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formula="of:=AVERAGE([.C2:.C16])" office:value-type="float" office:value="0.783082756569219" calcext:value-type="float">
            <text:p>0.783082756569219</text:p>
          </table:table-cell>
          <table:table-cell table:number-columns-repeated="5"/>
          <table:table-cell table:formula="of:=AVERAGE([.I2:.I16])" office:value-type="float" office:value="0.593909342043299" calcext:value-type="float">
            <text:p>0.593909342043299</text:p>
          </table:table-cell>
          <table:table-cell table:formula="of:=AVERAGE([.J2:.J16])" office:value-type="float" office:value="0.360589579841095" calcext:value-type="float">
            <text:p>0.360589579841095</text:p>
          </table:table-cell>
          <table:table-cell table:formula="of:=AVERAGE([.K2:.K16])" office:value-type="float" office:value="0.529033857308833" calcext:value-type="float">
            <text:p>0.529033857308833</text:p>
          </table:table-cell>
          <table:table-cell table:formula="of:=AVERAGE([.L2:.L16])" office:value-type="float" office:value="0.549565943303907" calcext:value-type="float">
            <text:p>0.549565943303907</text:p>
          </table:table-cell>
          <table:table-cell table:formula="of:=AVERAGE([.M2:.M16])" office:value-type="float" office:value="0.630967952922813" calcext:value-type="float">
            <text:p>0.630967952922813</text:p>
          </table:table-cell>
          <table:table-cell table:formula="of:=AVERAGE([.N2:.N16])" office:value-type="float" office:value="0.729135219952162" calcext:value-type="float">
            <text:p>0.729135219952162</text:p>
          </table:table-cell>
          <table:table-cell table:formula="of:=AVERAGE([.O2:.O16])" office:value-type="float" office:value="0.752319562543076" calcext:value-type="float">
            <text:p>0.752319562543076</text:p>
          </table:table-cell>
          <table:table-cell table:formula="of:=AVERAGE([.P2:.P16])" office:value-type="float" office:value="0.736346625076031" calcext:value-type="float">
            <text:p>0.736346625076031</text:p>
          </table:table-cell>
          <table:table-cell table:formula="of:=AVERAGE([.Q2:.Q16])" office:value-type="float" office:value="0.767160391869464" calcext:value-type="float">
            <text:p>0.767160391869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9:03:02.783329603</dc:date>
    <meta:editing-duration>PT49S</meta:editing-duration>
    <meta:editing-cycles>1</meta:editing-cycles>
    <meta:generator>LibreOffice/6.0.7.3$Linux_X86_64 LibreOffice_project/00m0$Build-3</meta:generator>
    <meta:document-statistic meta:table-count="1" meta:cell-count="281" meta:object-count="0"/>
  </office:meta>
</office:document-meta>
</file>